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cm" table:align="left" table:border-model="separating"/>
    </style:style>
    <style:style style:name="Таблица1.A" style:family="table-column">
      <style:table-column-properties style:column-width="15.912cm"/>
    </style:style>
    <style:style style:name="Таблица1.B" style:family="table-column">
      <style:table-column-properties style:column-width="1.078cm"/>
    </style:style>
    <style:style style:name="Таблица1.A1" style:family="table-cell">
      <style:table-cell-properties fo:padding-left="0cm" fo:padding-right="0.101cm" fo:padding-top="0.101cm" fo:padding-bottom="0.101cm" fo:border="none"/>
    </style:style>
    <style:style style:name="Таблица1.6" style:family="table-row">
      <style:table-row-properties style:min-row-height="0.002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text-indent="0cm" style:auto-text-indent="false"/>
      <style:text-properties officeooo:paragraph-rsid="0017686a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rsid="000ca892" officeooo:paragraph-rsid="0017686a" style:font-size-asian="12.25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0ca892" officeooo:paragraph-rsid="0017686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bold" officeooo:rsid="000d71e3" officeooo:paragraph-rsid="0017686a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 fo:text-indent="0cm" style:auto-text-indent="false"/>
      <style:text-properties style:font-name="Times New Roman" fo:font-size="14pt" fo:font-weight="bold" officeooo:rsid="000d71e3" officeooo:paragraph-rsid="0017686a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bold" officeooo:rsid="0017686a" officeooo:paragraph-rsid="0017686a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0d71e3" officeooo:paragraph-rsid="0017686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ru" fo:country="RU" fo:font-weight="normal" officeooo:rsid="000d71e3" officeooo:paragraph-rsid="0017686a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margin-top="0cm" fo:margin-bottom="0cm" style:contextual-spacing="false" fo:line-height="150%" fo:text-align="end" style:justify-single-word="false" fo:text-indent="0cm" style:auto-text-indent="false"/>
      <style:text-properties fo:font-size="14pt" officeooo:rsid="000ca892" officeooo:paragraph-rsid="0017686a" style:font-size-asian="14pt" style:font-size-complex="14pt"/>
    </style:style>
    <style:style style:name="P11" style:family="paragraph" style:parent-style-name="Table_20_Contents">
      <style:paragraph-properties fo:margin-top="0cm" fo:margin-bottom="0cm" style:contextual-spacing="false" fo:line-height="150%" fo:text-align="start" style:justify-single-word="false" fo:text-indent="0cm" style:auto-text-indent="false"/>
      <style:text-properties fo:font-size="14pt" officeooo:rsid="000ca892" officeooo:paragraph-rsid="0017686a" style:font-size-asian="14pt" style:font-size-complex="14pt"/>
    </style:style>
    <style:style style:name="P12" style:family="paragraph" style:parent-style-name="Table_20_Contents">
      <style:paragraph-properties fo:margin-top="0cm" fo:margin-bottom="0cm" style:contextual-spacing="false" fo:line-height="150%" fo:text-align="center" style:justify-single-word="false" fo:text-indent="0cm" style:auto-text-indent="false" fo:break-before="page"/>
      <style:text-properties fo:font-size="14pt" officeooo:rsid="000ca892" officeooo:paragraph-rsid="0017686a" style:font-size-asian="14pt" style:font-size-complex="14pt"/>
    </style:style>
    <style:style style:name="P13" style:family="paragraph" style:parent-style-name="Table_20_Contents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4pt" officeooo:rsid="000ca892" officeooo:paragraph-rsid="0017686a" style:font-size-asian="14pt" style:font-size-complex="14pt"/>
    </style:style>
    <style:style style:name="P14" style:family="paragraph" style:parent-style-name="Table_20_Contents">
      <style:paragraph-properties fo:margin-top="0cm" fo:margin-bottom="0cm" style:contextual-spacing="false" fo:line-height="150%" fo:text-align="end" style:justify-single-word="false" fo:text-indent="0cm" style:auto-text-indent="false"/>
      <style:text-properties fo:font-size="14pt" officeooo:rsid="000d71e3" officeooo:paragraph-rsid="0017686a" style:font-size-asian="14pt" style:font-size-complex="14pt"/>
    </style:style>
    <style:style style:name="P15" style:family="paragraph" style:parent-style-name="Table_20_Contents">
      <style:paragraph-properties fo:margin-top="0cm" fo:margin-bottom="0cm" style:contextual-spacing="false" fo:line-height="150%" fo:text-align="end" style:justify-single-word="false" fo:text-indent="0cm" style:auto-text-indent="false"/>
      <style:text-properties fo:font-size="14pt" officeooo:rsid="0017686a" officeooo:paragraph-rsid="0017686a" style:font-size-asian="14pt" style:font-size-complex="14pt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4pt" fo:font-weight="normal" officeooo:paragraph-rsid="0017686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0ca892" officeooo:paragraph-rsid="0017686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0d71e3" officeooo:paragraph-rsid="0017686a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margin-top="0cm" fo:margin-bottom="0cm" style:contextual-spacing="false" fo:line-height="150%" fo:text-align="start" style:justify-single-word="false" fo:text-indent="0cm" style:auto-text-indent="false"/>
      <style:text-properties fo:font-size="14pt" fo:font-weight="bold" officeooo:rsid="000ca892" officeooo:paragraph-rsid="0017686a" style:font-size-asian="12.25pt" style:font-weight-asian="bold" style:font-size-complex="14pt" style:font-weight-complex="bold"/>
    </style:style>
    <style:style style:name="P20" style:family="paragraph" style:parent-style-name="Table_20_Contents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17686a"/>
    </style:style>
    <style:style style:name="P21" style:family="paragraph" style:parent-style-name="Table_20_Contents">
      <style:paragraph-properties fo:margin-top="0cm" fo:margin-bottom="0cm" style:contextual-spacing="false" fo:line-height="150%" fo:text-align="justify" style:justify-single-word="false"/>
      <style:text-properties officeooo:paragraph-rsid="0017686a"/>
    </style:style>
    <style:style style:name="P22" style:family="paragraph" style:parent-style-name="Table_20_Contents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23" style:family="paragraph" style:parent-style-name="Table_20_Contents">
      <style:paragraph-properties fo:margin-top="0cm" fo:margin-bottom="0cm" style:contextual-spacing="false" fo:line-height="150%" fo:text-align="center" style:justify-single-word="false" fo:text-indent="0cm" style:auto-text-indent="false" fo:break-before="page"/>
      <style:text-properties officeooo:paragraph-rsid="0017686a"/>
    </style:style>
    <style:style style:name="P24" style:family="paragraph" style:parent-style-name="Table_20_Contents">
      <style:paragraph-properties fo:margin-top="0cm" fo:margin-bottom="0cm" style:contextual-spacing="false" fo:line-height="150%" fo:text-align="center" style:justify-single-word="false" fo:text-indent="0cm" style:auto-text-indent="false"/>
      <style:text-properties officeooo:paragraph-rsid="0017686a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text-line-through-style="none" style:text-line-through-type="none" style:font-name="Times New Roman" fo:font-size="14pt" fo:font-weight="bold" officeooo:rsid="000ca892" officeooo:paragraph-rsid="0017686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paragraph-rsid="0017686a"/>
    </style:style>
    <style:style style:name="P27" style:family="paragraph" style:parent-style-name="Text_20_body">
      <style:paragraph-properties fo:text-align="justify" style:justify-single-word="false" fo:text-indent="0cm" style:auto-text-indent="false"/>
      <style:text-properties officeooo:paragraph-rsid="0017686a"/>
    </style:style>
    <style:style style:name="P28" style:family="paragraph" style:parent-style-name="Text_20_body">
      <style:paragraph-properties fo:text-align="justify" style:justify-single-word="false" fo:text-indent="0cm" style:auto-text-indent="false"/>
      <style:text-properties fo:font-weight="bold" officeooo:rsid="000d71e3" officeooo:paragraph-rsid="0017686a" style:font-weight-asian="bold" style:font-weight-complex="bold"/>
    </style:style>
    <style:style style:name="P29" style:family="paragraph" style:parent-style-name="Heading_20_1">
      <style:paragraph-properties fo:text-align="center" style:justify-single-word="false" fo:break-before="page"/>
      <style:text-properties style:font-name="Times New Roman" fo:font-size="14pt" officeooo:paragraph-rsid="0017686a" style:font-size-asian="14pt" style:font-size-complex="14pt"/>
    </style:style>
    <style:style style:name="P30" style:family="paragraph" style:parent-style-name="Heading_20_2">
      <style:paragraph-properties fo:text-align="center" style:justify-single-word="false" fo:text-indent="0cm" style:auto-text-indent="false"/>
      <style:text-properties fo:font-size="14pt" officeooo:paragraph-rsid="0017686a" style:font-size-asian="14pt" style:font-size-complex="14pt"/>
    </style:style>
    <style:style style:name="P31" style:family="paragraph" style:parent-style-name="Heading_20_2">
      <style:paragraph-properties fo:text-align="center" style:justify-single-word="false" fo:text-indent="0cm" style:auto-text-indent="false" fo:break-before="page"/>
      <style:text-properties style:font-name="Times New Roman" fo:font-size="14pt" officeooo:paragraph-rsid="0017686a" style:font-size-asian="14pt" style:font-size-complex="14pt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font-size="14pt" officeooo:rsid="000ca892" officeooo:paragraph-rsid="0017686a" style:font-size-asian="14pt" style:font-size-complex="14pt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font-size="14pt" officeooo:paragraph-rsid="0017686a" style:font-size-asian="14pt" style:font-size-complex="14pt"/>
    </style:style>
    <style:style style:name="P34" style:family="paragraph" style:parent-style-name="Standard">
      <style:paragraph-properties fo:text-align="justify" style:justify-single-word="false" fo:break-before="page"/>
      <style:text-properties fo:font-size="14pt" style:font-size-asian="14pt" style:font-size-complex="14pt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 fo:break-before="page"/>
      <style:text-properties fo:font-size="14pt" fo:font-weight="bold" officeooo:paragraph-rsid="0017686a" style:font-size-asian="14pt" style:font-weight-asian="bold" style:font-size-complex="14pt" style:font-weight-complex="bold"/>
    </style:style>
    <style:style style:name="P36" style:family="paragraph" style:parent-style-name="Standard" style:list-style-name="L10">
      <style:paragraph-properties fo:margin-top="0cm" fo:margin-bottom="0cm" style:contextual-spacing="false" fo:line-height="150%" fo:text-align="justify" style:justify-single-word="false"/>
      <style:text-properties fo:font-size="14pt" fo:font-weight="normal" officeooo:paragraph-rsid="0017686a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officeooo:paragraph-rsid="0017686a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17686a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7686a"/>
    </style:style>
    <style:style style:name="P40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officeooo:paragraph-rsid="0017686a"/>
    </style:style>
    <style:style style:name="P41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42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43" style:family="paragraph" style:parent-style-name="Standard" style:list-style-name="L5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44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45" style:family="paragraph" style:parent-style-name="Standard" style:list-style-name="L7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46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47" style:family="paragraph" style:parent-style-name="Standard" style:list-style-name="L9">
      <style:paragraph-properties fo:margin-top="0cm" fo:margin-bottom="0cm" style:contextual-spacing="false" fo:line-height="150%" fo:text-align="justify" style:justify-single-word="false"/>
      <style:text-properties officeooo:paragraph-rsid="0017686a"/>
    </style:style>
    <style:style style:name="P48" style:family="paragraph" style:parent-style-name="Table_20_Contents" style:list-style-name="L11">
      <style:paragraph-properties fo:margin-top="0cm" fo:margin-bottom="0cm" style:contextual-spacing="false" fo:line-height="150%" fo:text-align="justify" style:justify-single-word="false"/>
      <style:text-properties officeooo:paragraph-rsid="0017686a"/>
    </style:style>
    <style:style style:name="P49" style:family="paragraph" style:parent-style-name="Table_20_Contents" style:list-style-name="L12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50" style:family="paragraph" style:parent-style-name="Table_20_Contents" style:list-style-name="L13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51" style:family="paragraph" style:parent-style-name="Table_20_Contents" style:list-style-name="L14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52" style:family="paragraph" style:parent-style-name="Table_20_Contents" style:list-style-name="L15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53" style:family="paragraph" style:parent-style-name="Table_20_Contents" style:list-style-name="L16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54" style:family="paragraph" style:parent-style-name="Table_20_Contents">
      <style:paragraph-properties fo:margin-top="0cm" fo:margin-bottom="0cm" style:contextual-spacing="false" fo:line-height="150%" fo:text-align="justify" style:justify-single-word="false"/>
      <style:text-properties officeooo:paragraph-rsid="0018bd6c"/>
    </style:style>
    <style:style style:name="P55" style:family="paragraph" style:parent-style-name="Table_20_Contents">
      <style:paragraph-properties fo:margin-top="0cm" fo:margin-bottom="0cm" style:contextual-spacing="false" fo:line-height="150%" fo:text-align="justify" style:justify-single-word="false" fo:break-before="page"/>
      <style:text-properties officeooo:paragraph-rsid="0018bd6c"/>
    </style:style>
    <style:style style:name="P56" style:family="paragraph" style:parent-style-name="Text_20_body" style:list-style-name="L1">
      <style:paragraph-properties fo:text-align="justify" style:justify-single-word="false"/>
      <style:text-properties fo:font-weight="normal" officeooo:rsid="000d71e3" officeooo:paragraph-rsid="0017686a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ca892"/>
    </style:style>
    <style:style style:name="T3" style:family="text">
      <style:text-properties style:font-name="Times New Roman" fo:font-weight="normal" officeooo:rsid="000ca892" style:font-weight-asian="normal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17686a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0d71e3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17686a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font-weight="bold" officeooo:rsid="000d71e3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" style:family="text">
      <style:text-properties style:font-name="Times New Roman" fo:font-size="14pt" fo:font-style="normal" fo:font-weight="normal" officeooo:rsid="0017686a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3" style:family="text">
      <style:text-properties style:font-name="Times New Roman" fo:font-size="14pt" fo:font-style="normal" fo:font-weight="normal" officeooo:rsid="000d71e3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4" style:family="text">
      <style:text-properties style:font-name="Times New Roman" fo:font-size="14pt" fo:font-style="normal" fo:font-weight="normal" officeooo:rsid="000d71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" style:family="text">
      <style:text-properties style:font-name="Times New Roman" fo:font-size="14pt" fo:font-style="normal" fo:font-weight="normal" officeooo:rsid="0019fd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" style:family="text">
      <style:text-properties style:font-name="Times New Roman" fo:font-size="14pt" fo:font-style="normal" fo:font-weight="bold" officeooo:rsid="000ca892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" style:family="text">
      <style:text-properties style:font-name="Times New Roman" fo:font-size="14pt" fo:font-style="normal" fo:font-weight="bold" officeooo:rsid="0019fd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" style:family="text">
      <style:text-properties style:font-name="Times New Roman" officeooo:rsid="0017686a"/>
    </style:style>
    <style:style style:name="T19" style:family="text">
      <style:text-properties style:font-name="Times New Roman" fo:font-weight="bold" officeooo:rsid="0017686a" style:font-weight-asian="bold" style:font-weight-complex="bold"/>
    </style:style>
    <style:style style:name="T20" style:family="text">
      <style:text-properties style:font-name="Times New Roman" fo:font-style="normal" fo:font-weight="bold" style:font-style-asian="normal" style:font-weight-asian="bold" style:font-style-complex="normal" style:font-weight-complex="bold" loext:padding="0cm" loext:border="none"/>
    </style:style>
    <style:style style:name="T21" style:family="text">
      <style:text-properties style:font-name="Times New Roman" fo:font-size="30pt" fo:font-style="normal" fo:font-weight="bold" officeooo:rsid="000d71e3" style:font-size-asian="26.25pt" style:font-style-asian="normal" style:font-weight-asian="bold" style:font-size-complex="30pt" style:font-style-complex="normal" style:font-weight-complex="bold" loext:padding="0cm" loext:border="none"/>
    </style:style>
    <style:style style:name="T22" style:family="text">
      <style:text-properties fo:language="en" fo:country="US"/>
    </style:style>
    <style:style style:name="T23" style:family="text">
      <style:text-properties fo:language="ru" fo:country="RU"/>
    </style:style>
    <style:style style:name="T24" style:family="text">
      <style:text-properties officeooo:rsid="0017686a"/>
    </style:style>
    <style:style style:name="T25" style:family="text">
      <style:text-properties style:font-name="MS Shell Dlg 2" fo:font-size="8pt" style:font-size-asian="8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0d71e3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17686a" style:font-size-asian="14pt" style:font-weight-asian="normal" style:font-size-complex="14pt" style:font-weight-complex="normal"/>
    </style:style>
    <style:style style:name="T29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образования и науки Республики Башкортостан</text:p>
      <text:p text:style-name="P3">ГБПОУ Сибайский педагогический колледж им.Б.М.Мамбеткулова</text:p>
      <text:p text:style-name="P4"/>
      <text:p text:style-name="P4"/>
      <text:p text:style-name="P25"/>
      <text:p text:style-name="P7">ИНФОРМАЦИОННОЕ СОПРОВОЖДЕНИЕ И ВОСПИТАТЕЛЬНОГО МЕРОПРИЯТИЯ</text:p>
      <text:p text:style-name="P16"/>
      <text:p text:style-name="P5">КУРСОВАЯ РАБОТА</text:p>
      <text:p text:style-name="P8"/>
      <text:p text:style-name="P5">Нугуманов Мухаммад Ахтарович</text:p>
      <text:p text:style-name="P5"/>
      <text:p text:style-name="P5"/>
      <text:p text:style-name="P8">Специальность 09.02.07 Информационные системы и программирование</text:p>
      <text:p text:style-name="P8"/>
      <text:p text:style-name="P8"/>
      <text:p text:style-name="P8">Курс <text:span text:style-name="T22">II, </text:span><text:span text:style-name="T23">группа Б</text:span></text:p>
      <text:p text:style-name="P8"><text:span text:style-name="T23"/></text:p>
      <text:p text:style-name="P8"><text:span text:style-name="T23"/></text:p>
      <text:p text:style-name="P9">Руководитель__________ Ишкильдина М.Р. преподаватель информатики</text:p>
      <text:p text:style-name="P9">(Подпись) <text:s text:c="56"/></text:p>
      <text:p text:style-name="P8"><text:span text:style-name="T23"/></text:p>
      <text:p text:style-name="P8"><text:span text:style-name="T23"/></text:p>
      <text:p text:style-name="P9">Даты защиты_____<text:tab/><text:tab/><text:tab/><text:tab/>Оценка__________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9">Сибай 2024</text:p>
      <text:h text:style-name="P29" text:outline-level="1">СОДЕРЖАНИЕ</text:h>
      <text:p text:style-name="P17"><text:span text:style-name="T1"/></text:p>
      <text:p text:style-name="P17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ПОЯСНИТЕЛЬНАЯ ЗАПИСКА</text:p>
          </table:table-cell>
          <table:table-cell table:style-name="Таблица1.A1" office:value-type="string">
            <text:p text:style-name="P10">стр.</text:p>
          </table:table-cell>
        </table:table-row>
        <table:table-row>
          <table:table-cell table:style-name="Таблица1.A1" office:value-type="string">
            <text:p text:style-name="P11">ВВЕДЕНИЕ……………………………………………………………………..</text:p>
          </table:table-cell>
          <table:table-cell table:style-name="Таблица1.A1" office:value-type="string">
            <text:p text:style-name="P14">3</text:p>
          </table:table-cell>
        </table:table-row>
        <table:table-row>
          <table:table-cell table:style-name="Таблица1.A1" office:value-type="string">
            <text:p text:style-name="P32" loext:marker-style-name="T25"><text:span text:style-name="T1">§</text:span><text:span text:style-name="T18">1. Понятия воспитательного мероприятия информационного сопровождения………………………………………………………………….</text:span></text:p>
          </table:table-cell>
          <table:table-cell table:style-name="Таблица1.A1" office:value-type="string">
            <text:p text:style-name="P14">4</text:p>
          </table:table-cell>
        </table:table-row>
        <table:table-row>
          <table:table-cell table:style-name="Таблица1.A1" office:value-type="string">
            <text:p text:style-name="P33" loext:marker-style-name="T25"><text:span text:style-name="T1">§</text:span><text:span text:style-name="T2">2. </text:span><text:span text:style-name="T18">Технология информационного сопровождения мероприятия…………...</text:span></text:p>
          </table:table-cell>
          <table:table-cell table:style-name="Таблица1.A1" office:value-type="string">
            <text:p text:style-name="P14">5</text:p>
          </table:table-cell>
        </table:table-row>
        <table:table-row>
          <table:table-cell table:style-name="Таблица1.A1" office:value-type="string">
            <text:p text:style-name="P11">САМОАНАЛИЗ…………………………………………………………………</text:p>
          </table:table-cell>
          <table:table-cell table:style-name="Таблица1.A1" office:value-type="string">
            <text:p text:style-name="P15">7</text:p>
          </table:table-cell>
        </table:table-row>
        <table:table-row table:style-name="Таблица1.6">
          <table:table-cell table:style-name="Таблица1.A1" office:value-type="string">
            <text:p text:style-name="P11">ПРИЛОЖЕНИЕ…………………………………………………………………</text:p>
          </table:table-cell>
          <table:table-cell table:style-name="Таблица1.A1" office:value-type="string">
            <text:p text:style-name="P15">8</text:p>
          </table:table-cell>
        </table:table-row>
      </table:table>
      <text:h text:style-name="P30" text:outline-level="2" text:is-list-header="true"><text:span text:style-name="T3"/></text:h>
      <text:h text:style-name="P31" text:outline-level="2">ВВЕДЕНИЕ</text:h>
      <text:p text:style-name="P2"><text:span text:style-name="T4"/></text:p>
      <text:p text:style-name="P2"><text:span text:style-name="T4"/></text:p>
      <text:p text:style-name="P27"><text:span text:style-name="T10">Тема исследования:</text:span><text:bookmark text:name="docs-internal-guid-c35d5db7-7fff-186c-4aa6-e5f1419c3e74"/><text:span text:style-name="T7"> </text:span><text:span text:style-name="T9">Информационное сопровождение и воспитательного мероприятию.</text:span></text:p>
      <text:p text:style-name="P28"><text:span text:style-name="T5"/></text:p>
      <text:p text:style-name="P27"><text:span text:style-name="T10">Цель исследования: </text:span><text:span text:style-name="T7">Изучить понятия и образы </text:span><text:span text:style-name="T6">и</text:span><text:span text:style-name="T8">нформационное сопровождение и воспитательного мероприятия.</text:span></text:p>
      <text:p text:style-name="P28"><text:span text:style-name="T5"/></text:p>
      <text:p text:style-name="P6">Задачи:</text:p>
      <text:list text:style-name="L1">
        <text:list-item>
          <text:p text:style-name="P56">Изучение основных понятий по теме проекта.</text:p>
        </text:list-item>
        <text:list-item>
          <text:p text:style-name="P56"><text:span text:style-name="T24">В</text:span>ыполнение практической части проектной работы.</text:p>
        </text:list-item>
        <text:list-item>
          <text:p text:style-name="P56">Провести анализ проделанной работы.</text:p>
        </text:list-item>
        <text:list-item>
          <text:p text:style-name="P56">Предоставление проделанной работы преподавателю.</text:p>
        </text:list-item>
      </text:list>
      <text:p text:style-name="P34" loext:marker-style-name="T25"><text:span text:style-name="T1"><text:tab/>§</text:span><text:span text:style-name="T18">1 </text:span><text:span text:style-name="T19">Понятия воспитательного мероприятия информационного сопровождения.</text:span></text:p>
      <text:p text:style-name="P18"><text:span text:style-name="Strong_20_Emphasis"><text:span text:style-name="T29"/></text:span></text:p>
      <text:p text:style-name="P18"><text:span text:style-name="Strong_20_Emphasis"><text:span text:style-name="T29"><text:tab/></text:span></text:span>В стремительно меняющемся мире, где информация доступна как никогда прежде, жизненно важно проводить мероприятия по информационному сопровождению, которые предоставляют участникам достоверные и объективные сведения. Эти мероприятия играют важную роль в формировании мировоззрения, развитии критического мышления, содействии саморазвитию и мотивировании к действию.</text:p>
      <text:p text:style-name="P18"><text:tab/>Информационное сопровождение выходит за рамки простого предоставления информации; оно подразумевает вовлечение участников, побуждая их анализировать, интерпретировать и применять полученные знания к своей собственной жизни. Оно также способствует межкультурному диалогу, поощряя понимание и терпимость между различными культурами и мировоззрениями.</text:p>
      <text:p text:style-name="P18"><text:tab/>Эффективные мероприятия по информационному сопровождению используют междисциплинарный подход, объединяющий различные области знаний и методы. Они также опираются на технологическую поддержку, чтобы повысить эффективность и обеспечить более широкое участие.</text:p>
      <text:p text:style-name="P18"><text:tab/>Проводя всесторонние мероприятия по информационному сопровождению, мы можем вооружить участников знаниями, навыками и вдохновением, необходимыми для становления активными, информированными и ответственными гражданами.</text:p>
      <text:p text:style-name="P26"><text:span text:style-name="T27"><text:tab/></text:span><text:span text:style-name="Strong_20_Emphasis"><text:span text:style-name="T26">Понятия воспитательного мероприятия информационного сопровождения:</text:span></text:span></text:p>
      <text:list text:style-name="L2">
        <text:list-item>
          <text:p text:style-name="P37"><text:span text:style-name="Strong_20_Emphasis"><text:span text:style-name="T26">Информационное просвещение: </text:span></text:span><text:span text:style-name="T26">Предоставление участникам достоверной, объективной информации по соответствующей теме.</text:span></text:p>
        </text:list-item>
        <text:list-item>
          <text:p text:style-name="P37"><text:span text:style-name="Strong_20_Emphasis"><text:span text:style-name="T26">Формирование мировоззрения: </text:span></text:span><text:span text:style-name="T26">Помощь участникам в развитии их ценностей, убеждений и взглядов на мир.</text:span></text:p>
        </text:list-item>
        <text:list-item>
          <text:p text:style-name="P37"><text:span text:style-name="Strong_20_Emphasis"><text:span text:style-name="T26">Развитие критического мышления: </text:span></text:span><text:span text:style-name="T26">Обучение участников анализировать информацию, распознавать предвзятость и делать обоснованные выводы.</text:span></text:p>
        </text:list-item>
        <text:list-item>
          <text:p text:style-name="P37"><text:span text:style-name="Strong_20_Emphasis"><text:span text:style-name="T26">Межкультурный диалог: </text:span></text:span><text:span text:style-name="T26">Продвижение понимания и терпимости между различными культурами и мировоззрениями.</text:span></text:p>
        </text:list-item>
        <text:list-item>
          <text:p text:style-name="P37"><text:span text:style-name="Strong_20_Emphasis"><text:span text:style-name="T26">Содействие саморазвитию: </text:span></text:span><text:span text:style-name="T26">Помощь участникам в осознании собственных интересов, целей и возможностей для роста.</text:span><text:span text:style-name="T28">\</text:span></text:p>
        </text:list-item>
        <text:list-item>
          <text:p text:style-name="P37"><text:span text:style-name="Strong_20_Emphasis"><text:span text:style-name="T26">Мотивация к действию: </text:span></text:span><text:span text:style-name="T26">Вдохновлять участников на активное участие в общественной жизни и улучшение мира.</text:span></text:p>
        </text:list-item>
        <text:list-item>
          <text:p text:style-name="P37"><text:span text:style-name="Strong_20_Emphasis"><text:span text:style-name="T26">Оценка результатов: </text:span></text:span><text:span text:style-name="T26">Определение эффективности мероприятия и внесение необходимых корректировок в его содержание и реализацию.</text:span></text:p>
        </text:list-item>
        <text:list-item>
          <text:p text:style-name="P37"><text:span text:style-name="Strong_20_Emphasis"><text:span text:style-name="T26">Междисциплинарный подход: </text:span></text:span><text:span text:style-name="T26">Использование различных областей знаний и методов для охвата комплексных тем.</text:span></text:p>
        </text:list-item>
        <text:list-item>
          <text:p text:style-name="P37"><text:span text:style-name="Strong_20_Emphasis"><text:span text:style-name="T26">Активное участие: </text:span></text:span><text:span text:style-name="T26">Вовлечение участников в процесс обучения, побуждение их задавать вопросы, высказывать свое мнение и участвовать в дискуссиях.</text:span></text:p>
        </text:list-item>
        <text:list-item>
          <text:p text:style-name="P37"><text:span text:style-name="Strong_20_Emphasis"><text:span text:style-name="T26">Технологическая поддержка: </text:span></text:span><text:span text:style-name="T26">Использование цифровых технологий, таких как онлайн-платформы, социальные сети и мультимедийный контент, для повышения эффективности мероприятия.</text:span></text:p>
        </text:list-item>
      </text:list>
      <text:p text:style-name="P35" loext:marker-style-name="T25"><text:span text:style-name="T18"><text:tab/>§</text:span><text:span text:style-name="T2">2 </text:span><text:span text:style-name="T18">Технология информационного сопровождения мероприятия.</text:span></text:p>
      <text:p text:style-name="P38" loext:marker-style-name="T25"><text:span text:style-name="T6"><text:tab/></text:span><text:span text:style-name="Strong_20_Emphasis"><text:span text:style-name="T6">Технология информационного сопровождения мероприятия</text:span></text:span><text:span text:style-name="T6"><text:line-break/><text:tab/>Информационное сопровождение мероприятия - это комплекс мер по предоставлению заинтересованным сторонам актуальной и полной информации о предстоящем или проводимом мероприятии.</text:span></text:p>
      <text:p text:style-name="P38" loext:marker-style-name="T25"><text:span text:style-name="Strong_20_Emphasis"><text:span text:style-name="T6"><text:tab/>Этапы технологического обеспечения информационного сопровождения мероприятия:</text:span></text:span></text:p>
      <text:list xml:id="list3782020139" text:style-name="L3">
        <text:list-item>
          <text:p text:style-name="P40" loext:marker-style-name="T25"><text:span text:style-name="Strong_20_Emphasis"><text:span text:style-name="T6">Планирование</text:span></text:span></text:p>
        </text:list-item>
      </text:list>
      <text:list text:style-name="L4">
        <text:list-item>
          <text:p text:style-name="P42" loext:marker-style-name="T25"><text:span text:style-name="T6">Определение целей и задач информационного сопровождения</text:span></text:p>
        </text:list-item>
        <text:list-item>
          <text:p text:style-name="P42" loext:marker-style-name="T25"><text:span text:style-name="T6">Выявление целевых аудиторий</text:span></text:p>
        </text:list-item>
        <text:list-item>
          <text:p text:style-name="P42" loext:marker-style-name="T25"><text:span text:style-name="T6">Определение информационных каналов и их целесообразности</text:span></text:p>
        </text:list-item>
        <text:list-item>
          <text:p text:style-name="P42" loext:marker-style-name="T25"><text:span text:style-name="T6">Разработка плана информационного сопровождения</text:span></text:p>
        </text:list-item>
      </text:list>
      <text:list xml:id="list131314459791196" text:continue-list="list3782020139" text:style-name="L3">
        <text:list-item>
          <text:p text:style-name="P41" loext:marker-style-name="T25"><text:span text:style-name="Strong_20_Emphasis"><text:span text:style-name="T6">Подготовка контента</text:span></text:span></text:p>
        </text:list-item>
      </text:list>
      <text:list text:style-name="L5">
        <text:list-item>
          <text:p text:style-name="P43" loext:marker-style-name="T25"><text:span text:style-name="T6">Разработка текстовых, визуальных и аудиоматериалов</text:span></text:p>
        </text:list-item>
        <text:list-item>
          <text:p text:style-name="P43" loext:marker-style-name="T25"><text:span text:style-name="T6">Создание информационной среды мероприятия (сайт, мобильное приложение, социальные сети)</text:span></text:p>
        </text:list-item>
        <text:list-item>
          <text:p text:style-name="P43" loext:marker-style-name="T25"><text:span text:style-name="T6">Подготовка пресс-релизов, анонсов и статей</text:span></text:p>
        </text:list-item>
      </text:list>
      <text:list xml:id="list131313871951676" text:continue-list="list131314459791196" text:style-name="L3">
        <text:list-item>
          <text:p text:style-name="P40" loext:marker-style-name="T25"><text:span text:style-name="Strong_20_Emphasis"><text:span text:style-name="T6">Распространение информации</text:span></text:span></text:p>
        </text:list-item>
      </text:list>
      <text:list text:style-name="L6">
        <text:list-item>
          <text:p text:style-name="P44" loext:marker-style-name="T25"><text:span text:style-name="T6">Размещение контента в информационной среде мероприятия</text:span></text:p>
        </text:list-item>
        <text:list-item>
          <text:p text:style-name="P44" loext:marker-style-name="T25"><text:span text:style-name="T6">Рассылка по электронной почте и другим каналам связи</text:span></text:p>
        </text:list-item>
        <text:list-item>
          <text:p text:style-name="P44" loext:marker-style-name="T25"><text:span text:style-name="T6">Размещение на информационных ресурсах партнеров и в СМИ</text:span></text:p>
        </text:list-item>
        <text:list-item>
          <text:p text:style-name="P44" loext:marker-style-name="T25"><text:span text:style-name="T6">Использование социальных сетей и таргетированной рекламы</text:span></text:p>
        </text:list-item>
      </text:list>
      <text:list xml:id="list131312815373061" text:continue-list="list131313871951676" text:style-name="L3">
        <text:list-item>
          <text:p text:style-name="P40" loext:marker-style-name="T25"><text:span text:style-name="Strong_20_Emphasis"><text:span text:style-name="T6">Мониторинг и анализ</text:span></text:span></text:p>
        </text:list-item>
      </text:list>
      <text:list text:style-name="L7">
        <text:list-item>
          <text:p text:style-name="P45" loext:marker-style-name="T25"><text:span text:style-name="T6">Отслеживание эффективности информационного сопровождения</text:span></text:p>
        </text:list-item>
        <text:list-item>
          <text:p text:style-name="P45" loext:marker-style-name="T25"><text:span text:style-name="T6">Анализ вовлеченности аудитории и охвата</text:span></text:p>
        </text:list-item>
        <text:list-item>
          <text:p text:style-name="P45" loext:marker-style-name="T25"><text:span text:style-name="T6">Внесение корректировок в план при необходимости</text:span></text:p>
        </text:list-item>
      </text:list>
      <text:list text:continue-list="list131312815373061" text:style-name="L3">
        <text:list-item>
          <text:p text:style-name="P40" loext:marker-style-name="T25"><text:span text:style-name="Strong_20_Emphasis"><text:span text:style-name="T6">Подведение итогов</text:span></text:span></text:p>
        </text:list-item>
      </text:list>
      <text:list text:style-name="L8">
        <text:list-item>
          <text:p text:style-name="P46" loext:marker-style-name="T25"><text:span text:style-name="T6">Оценка достигнутых результатов</text:span></text:p>
        </text:list-item>
        <text:list-item>
          <text:p text:style-name="P46" loext:marker-style-name="T25"><text:span text:style-name="T6">Анализ эффективности использованных инструментов</text:span></text:p>
        </text:list-item>
        <text:list-item>
          <text:p text:style-name="P46" loext:marker-style-name="T25"><text:span text:style-name="T6">Формирование рекомендаций для улучшения информационного сопровождения будущих мероприятий</text:span></text:p>
        </text:list-item>
      </text:list>
      <text:p text:style-name="P39" loext:marker-style-name="T25"><text:soft-page-break/><text:span text:style-name="Strong_20_Emphasis"><text:span text:style-name="T6"><text:tab/>Ключевые технологии для информационного сопровождения мероприятия:</text:span></text:span></text:p>
      <text:list text:style-name="L9">
        <text:list-item>
          <text:p text:style-name="P47" loext:marker-style-name="T25"><text:span text:style-name="Strong_20_Emphasis"><text:span text:style-name="T6">Сайт мероприятия </text:span></text:span><text:span text:style-name="T6">предоставляет наиболее полную и актуальную информацию, включая программу, список участников, новости и контакты.</text:span></text:p>
        </text:list-item>
        <text:list-item>
          <text:p text:style-name="P47" loext:marker-style-name="T25"><text:span text:style-name="Strong_20_Emphasis"><text:span text:style-name="T6">Мобильные приложения </text:span></text:span><text:span text:style-name="T6">позволяют участникам оставаться в курсе последних событий, получать уведомления и общаться с другими посетителями.</text:span></text:p>
        </text:list-item>
        <text:list-item>
          <text:p text:style-name="P47" loext:marker-style-name="T25"><text:span text:style-name="Strong_20_Emphasis"><text:span text:style-name="T6">Социальные сети </text:span></text:span><text:span text:style-name="T6">используются для привлечения внимания к мероприятию, обмена контентом и взаимодействия с участниками.</text:span></text:p>
        </text:list-item>
        <text:list-item>
          <text:p text:style-name="P47" loext:marker-style-name="T25"><text:span text:style-name="Strong_20_Emphasis"><text:span text:style-name="T6">СМИ </text:span></text:span><text:span text:style-name="T6">обеспечивают широкое освещение мероприятия и повышают его известность.</text:span></text:p>
        </text:list-item>
        <text:list-item>
          <text:p text:style-name="P47" loext:marker-style-name="T25"><text:span text:style-name="Strong_20_Emphasis"><text:span text:style-name="T6">Электронная почта </text:span></text:span><text:span text:style-name="T6">позволяет доставлять персонализированные сообщения и рассылки.</text:span></text:p>
        </text:list-item>
      </text:list>
      <text:p text:style-name="P39" loext:marker-style-name="T25"><text:span text:style-name="Strong_20_Emphasis"><text:span text:style-name="T6"><text:tab/>Эффективное информационное сопровождение мероприятия способствует:</text:span></text:span></text:p>
      <text:list text:style-name="L10">
        <text:list-item>
          <text:p text:style-name="P36" loext:marker-style-name="T25"><text:span text:style-name="T18">Повышению осведомленности и интереса к мероприятию</text:span></text:p>
        </text:list-item>
        <text:list-item>
          <text:p text:style-name="P36" loext:marker-style-name="T25"><text:span text:style-name="T18">Привлечению большего количества участников</text:span></text:p>
        </text:list-item>
        <text:list-item>
          <text:p text:style-name="P36" loext:marker-style-name="T25"><text:span text:style-name="T18">Улучшению взаимодействия с аудиторией</text:span></text:p>
        </text:list-item>
        <text:list-item>
          <text:p text:style-name="P36" loext:marker-style-name="T25"><text:span text:style-name="T18">Формированию позитивного имиджа мероприятия</text:span></text:p>
        </text:list-item>
        <text:list-item>
          <text:p text:style-name="P36" loext:marker-style-name="T25"><text:span text:style-name="T18">Обеспечению обратной связи и улучшению планирования будущих событий </text:span></text:p>
        </text:list-item>
      </text:list>
      <text:p text:style-name="P12"><text:span text:style-name="Strong_20_Emphasis"><text:span text:style-name="T20">САМОАНАЛИЗ</text:span></text:span></text:p>
      <text:p text:style-name="P13"><text:span text:style-name="Strong_20_Emphasis"><text:span text:style-name="T20"/></text:span></text:p>
      <text:p text:style-name="P13"><text:span text:style-name="Strong_20_Emphasis"><text:span text:style-name="T20"/></text:span></text:p>
      <text:p text:style-name="P20"><text:span text:style-name="Strong_20_Emphasis"><text:span text:style-name="T16"><text:tab/></text:span></text:span><text:span text:style-name="Strong_20_Emphasis"><text:span text:style-name="T11">Работа над курсовым проектом позволила мне добиться нескольких важных результатов:</text:span></text:span></text:p>
      <text:list text:style-name="L11">
        <text:list-item>
          <text:list>
            <text:list-item>
              <text:p text:style-name="P48"><text:span text:style-name="Strong_20_Emphasis"><text:span text:style-name="T13">В</text:span></text:span><text:span text:style-name="Strong_20_Emphasis"><text:span text:style-name="T11"> процессе выполнения проекта мне пришлось исследовать и использовать различные источники информации, что помогло мне развить навыки поиска, анализа и интерпретации данных из различных источников.</text:span></text:span></text:p>
            </text:list-item>
            <text:list-item>
              <text:p text:style-name="P48"><text:span text:style-name="Strong_20_Emphasis"><text:span text:style-name="T11">Повышение уровня знаний в использовании сервиса Google Таблицы.</text:span></text:span></text:p>
            </text:list-item>
            <text:list-item>
              <text:p text:style-name="P48"><text:span text:style-name="Strong_20_Emphasis"><text:span text:style-name="T11">В процессе выполнения проекта я использовал современные материалы и технологии, что позволило мне расширить свой кругозор и приобрести практические навыки работы с современными инструментами в своей области.</text:span></text:span></text:p>
            </text:list-item>
          </text:list>
        </text:list-item>
      </text:list>
      <text:p text:style-name="P20"><text:span text:style-name="Strong_20_Emphasis"><text:span text:style-name="T11"><text:tab/>Данный опыт, полученный в процессе работы над курсовым проектом, будет непременно полезен в моей дальнейшей работе по специальности.</text:span></text:span></text:p>
      <text:p text:style-name="P20"><text:span text:style-name="Strong_20_Emphasis"><text:span text:style-name="T12"><text:tab/>В ходе работы я не столкнулся с особыми трудностями, и это позволило мне сосредоточиться на выполнении задач и получить положительный опыт. Я испытываю удовлетворение от выполненного проекта и оцениваю свою работу на отлично, так как все поставленные цели были достигнуты, а результаты удовлетворяют требованиям проекта.</text:span></text:span></text:p>
      <text:p text:style-name="P23"><text:span text:style-name="Strong_20_Emphasis"><text:span text:style-name="T21"/></text:span></text:p>
      <text:p text:style-name="P24"><text:span text:style-name="Strong_20_Emphasis"><text:span text:style-name="T21"/></text:span></text:p>
      <text:p text:style-name="P24"><text:span text:style-name="Strong_20_Emphasis"><text:span text:style-name="T21"/></text:span></text:p>
      <text:p text:style-name="P24"><text:span text:style-name="Strong_20_Emphasis"><text:span text:style-name="T21"/></text:span></text:p>
      <text:p text:style-name="P24"><text:span text:style-name="Strong_20_Emphasis"><text:span text:style-name="T21"/></text:span></text:p>
      <text:p text:style-name="P24"><text:span text:style-name="Strong_20_Emphasis"><text:span text:style-name="T21"/></text:span></text:p>
      <text:p text:style-name="P24"><text:span text:style-name="Strong_20_Emphasis"><text:span text:style-name="T21"/></text:span></text:p>
      <text:p text:style-name="P24"><text:span text:style-name="Strong_20_Emphasis"><text:span text:style-name="T21"/></text:span></text:p>
      <text:p text:style-name="P24"><text:span text:style-name="Strong_20_Emphasis"><text:span text:style-name="T21"/></text:span></text:p>
      <text:p text:style-name="P24"><text:span text:style-name="Strong_20_Emphasis"><text:span text:style-name="T21">ПРИЛОЖЕНИЯ</text:span></text:span></text:p>
      <text:p text:style-name="P21"><text:span text:style-name="Strong_20_Emphasis"><text:span text:style-name="T14"/></text:span></text:p>
      <text:p text:style-name="P55"><text:span text:style-name="Strong_20_Emphasis"><text:span text:style-name="T14"><text:tab/></text:span></text:span><text:span text:style-name="Strong_20_Emphasis"><text:span text:style-name="T17">Сценарий на 8 Марта.</text:span></text:span></text:p>
      <text:p text:style-name="P22"><text:span text:style-name="Strong_20_Emphasis"><text:span text:style-name="T15"/></text:span></text:p>
      <text:p text:style-name="P22"><text:span text:style-name="Strong_20_Emphasis"><text:span text:style-name="T14"><text:tab/>Открытие (30 минут)</text:span></text:span></text:p>
      <text:list text:style-name="L12">
        <text:list-item>
          <text:p text:style-name="P49"><text:span text:style-name="Strong_20_Emphasis"><text:span text:style-name="T14">15:00 Приветственное слово ведущего. Ведущий приветствует гостей, поздравляет их с праздником 8 марта и объявляет начало торжественного мероприятия.</text:span></text:span></text:p>
        </text:list-item>
        <text:list-item>
          <text:p text:style-name="P49"><text:span text:style-name="Strong_20_Emphasis"><text:span text:style-name="T14">15:05 Исполнение гимна или патриотической песни. Все присутствующие встают и исполняют гимн или другую патриотическую песню.</text:span></text:span></text:p>
        </text:list-item>
        <text:list-item>
          <text:p text:style-name="P49"><text:span text:style-name="Strong_20_Emphasis"><text:span text:style-name="T14">15:10 Торжественная церемония награждения. Руководство организации или приглашенные гости награждают женщин-ветеранов, матерей-героинь и заслуженных деятельниц почетными грамотами, медалями или другими наградами.</text:span></text:span></text:p>
        </text:list-item>
      </text:list>
      <text:p text:style-name="P22"><text:span text:style-name="Strong_20_Emphasis"><text:span text:style-name="T14"><text:tab/>Основная часть (1 час 30 минут)</text:span></text:span></text:p>
      <text:list text:style-name="L13">
        <text:list-item>
          <text:p text:style-name="P50"><text:span text:style-name="Strong_20_Emphasis"><text:span text:style-name="T14">15:30 Выступление руководства с поздравлениями и пожеланиями. Руководство организации выступает с поздравительной речью, в которой выражает признательность и уважение женщинам, отмечает их вклад в развитие организации и общества, а также желает им счастья, здоровья и благополучия.</text:span></text:span></text:p>
        </text:list-item>
        <text:list-item>
          <text:p text:style-name="P50"><text:span text:style-name="Strong_20_Emphasis"><text:span text:style-name="T14">15:45 Концертная программа. На сцену выходят артисты, которые исполняют песни, музыку, танцы и другие творческие номера. Между выступлениями ведущий делает небольшие анонсы и поздравляет женщин с праздником.</text:span></text:span></text:p>
        </text:list-item>
        <text:list-item>
          <text:p text:style-name="P50"><text:span text:style-name="Strong_20_Emphasis"><text:span text:style-name="T14">16:30 Конкурсы и викторины. Ведущий проводит различные конкурсы и викторины для женщин, связанные с женской тематикой, например, конкурс на лучшую хозяйку, конкурс на знание истории женского движения или конкурс на самый оригинальный комплимент. Победителям вручаются призы и подарки.</text:span></text:span></text:p>
        </text:list-item>
        <text:list-item>
          <text:p text:style-name="P50"><text:span text:style-name="Strong_20_Emphasis"><text:span text:style-name="T14">17:00 Мастер-классы. Для женщин организуются мастер-классы по различным женским увлечениям, например, по рукоделию, </text:span></text:span><text:soft-page-break/><text:span text:style-name="Strong_20_Emphasis"><text:span text:style-name="T14">кулинарии, флористике или макияжу. Участницы мастер-классов могут научиться новым навыкам или усовершенствовать свои умения.</text:span></text:span></text:p>
        </text:list-item>
      </text:list>
      <text:p text:style-name="P22"><text:span text:style-name="Strong_20_Emphasis"><text:span text:style-name="T14"><text:tab/>Праздничный обед (1 час)</text:span></text:span></text:p>
      <text:list text:style-name="L14">
        <text:list-item>
          <text:p text:style-name="P51"><text:span text:style-name="Strong_20_Emphasis"><text:span text:style-name="T14">18:00 Гости приглашаются к праздничному столу. Во время обеда играет музыка, создавая приятную и праздничную атмосферу.</text:span></text:span></text:p>
        </text:list-item>
        <text:list-item>
          <text:p text:style-name="P51"><text:span text:style-name="Strong_20_Emphasis"><text:span text:style-name="T14">18:30 Тосты и поздравления. Руководство организации, приглашенные гости и другие участники мероприятия произносят тосты в честь женщин, поздравляют их с праздником и желают им всего самого наилучшего.</text:span></text:span></text:p>
        </text:list-item>
      </text:list>
      <text:p text:style-name="P22"><text:span text:style-name="Strong_20_Emphasis"><text:span text:style-name="T14"><text:tab/>Вторая часть (1 час)</text:span></text:span></text:p>
      <text:list text:style-name="L15">
        <text:list-item>
          <text:p text:style-name="P52"><text:span text:style-name="Strong_20_Emphasis"><text:span text:style-name="T14">19:30 Выступление приглашенных гостей. На сцену приглашаются представители общественных организаций, депутаты или другие почетные гости, которые выступают с поздравлениями и пожеланиями в адрес женщин.</text:span></text:span></text:p>
        </text:list-item>
        <text:list-item>
          <text:p text:style-name="P52"><text:span text:style-name="Strong_20_Emphasis"><text:span text:style-name="T14">19:45 Показ мод. Организуется показ мод с демонстрацией одежды и аксессуаров для женщин. Модели демонстрируют различные наряды, подходящие для разных случаев и стилей.</text:span></text:span></text:p>
        </text:list-item>
        <text:list-item>
          <text:p text:style-name="P52"><text:span text:style-name="Strong_20_Emphasis"><text:span text:style-name="T14">20:15 Лотерея или розыгрыш призов. Среди присутствующих женщин проводится лотерея или розыгрыш призов. Разыгрываются ценные призы, такие как бытовая техника, ювелирные украшения или сертификаты на услуги.</text:span></text:span></text:p>
        </text:list-item>
        <text:list-item>
          <text:p text:style-name="P52"><text:span text:style-name="Strong_20_Emphasis"><text:span text:style-name="T14">20:45 Зажигательная дискотека или танцевальная программа. Завершает мероприятие зажигательная дискотека или танцевальная программа с участием профессиональных танцоров. Все гости приглашаются на танцпол, чтобы отпраздновать 8 марта в веселой и непринужденной обстановке.</text:span></text:span></text:p>
        </text:list-item>
      </text:list>
      <text:p text:style-name="P22"><text:span text:style-name="Strong_20_Emphasis"><text:span text:style-name="T14"><text:tab/>Закрытие (15 минут)</text:span></text:span></text:p>
      <text:list text:style-name="L16">
        <text:list-item>
          <text:p text:style-name="P53"><text:span text:style-name="Strong_20_Emphasis"><text:span text:style-name="T14">21:45 Подведение итогов мероприятия. Ведущий подводит итоги мероприятия, благодарит всех участников и организаторов за их вклад в проведение праздника.</text:span></text:span></text:p>
        </text:list-item>
        <text:list-item>
          <text:p text:style-name="P53"><text:soft-page-break/><text:span text:style-name="Strong_20_Emphasis"><text:span text:style-name="T14">21:50 Благодарности. Руководство организации или ведущий выражает благодарность всем женщинам, присутствующим на мероприятии, за их красоту, обаяние и вдохновение.</text:span></text:span></text:p>
        </text:list-item>
        <text:list-item>
          <text:p text:style-name="P53"><text:span text:style-name="Strong_20_Emphasis"><text:span text:style-name="T14">21:55 Исполнение финальной песни или композиции. Все присутствующие исполняют финальную песню или композицию, посвященную женщинам и празднику 8 марта.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09:28:18.441000000</meta:creation-date>
    <dc:date>2024-05-23T13:12:37.039000000</dc:date>
    <meta:editing-duration>PT1H4M59S</meta:editing-duration>
    <meta:editing-cycles>3</meta:editing-cycles>
    <meta:generator>LibreOffice/7.6.4.1$Windows_X86_64 LibreOffice_project/e19e193f88cd6c0525a17fb7a176ed8e6a3e2aa1</meta:generator>
    <meta:document-statistic meta:table-count="1" meta:image-count="0" meta:object-count="0" meta:page-count="11" meta:paragraph-count="116" meta:word-count="1231" meta:character-count="10293" meta:non-whitespace-character-count="9160"/>
  </office:meta>
</office:document-meta>
</file>